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2cm"/>
    </style:style>
    <style:style style:name="Таблица1.B" style:family="table-column">
      <style:table-column-properties style:column-width="4.397cm"/>
    </style:style>
    <style:style style:name="Таблица1.A1" style:family="table-cell">
      <style:table-cell-properties fo:padding-left="0.093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fo:padding-left="0.093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officeooo:paragraph-rsid="0016216b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8pt" fo:font-weight="bold" officeooo:rsid="00108d61" officeooo:paragraph-rsid="00108d61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10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11" style:family="paragraph" style:parent-style-name="Обычный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08d61"/>
    </style:style>
    <style:style style:name="P12" style:family="paragraph" style:parent-style-name="Обычный">
      <style:paragraph-properties fo:margin-left="0cm" fo:margin-right="0cm" fo:margin-top="0cm" fo:margin-bottom="0.212cm" loext:contextual-spacing="false" fo:text-align="center" style:justify-single-word="false" fo:text-indent="0.741cm" style:auto-text-indent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13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paragraph-rsid="0016216b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rsid="00108d61" officeooo:paragraph-rsid="00108d61" fo:background-color="#ffffff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.212cm" loext:contextual-spacing="false" style:line-height-at-least="0.035cm"/>
      <style:text-properties style:font-name="Times New Roman" fo:font-size="14pt" fo:language="en" fo:country="US" fo:background-color="#ffffff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Times New Roman" fo:font-size="14pt" officeooo:rsid="00108d61" officeooo:paragraph-rsid="00108d6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.212cm" loext:contextual-spacing="false" fo:line-height="100%"/>
    </style:style>
    <style:style style:name="P19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20" style:family="paragraph" style:parent-style-name="Standard">
      <style:paragraph-properties fo:margin-top="0cm" fo:margin-bottom="0.212cm" loext:contextual-spacing="false" fo:line-height="100%"/>
      <style:text-properties officeooo:paragraph-rsid="00169af3"/>
    </style:style>
    <style:style style:name="P21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3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Times new roman" fo:font-size="14pt" officeooo:rsid="00108d61" officeooo:paragraph-rsid="00108d61" style:font-size-asian="14pt" style:font-size-complex="14pt"/>
    </style:style>
    <style:style style:name="P24" style:family="paragraph" style:parent-style-name="Table_20_Contents">
      <style:text-properties style:font-name="Times New Roman" fo:font-size="13pt" officeooo:paragraph-rsid="00108d61" style:font-size-asian="13pt" style:font-size-complex="13pt"/>
    </style:style>
    <style:style style:name="P25" style:family="paragraph" style:parent-style-name="Table_20_Contents">
      <style:text-properties style:font-name="Times New Roman" fo:font-size="13pt" officeooo:rsid="00108d61" officeooo:paragraph-rsid="00108d61" style:font-size-asian="13pt" style:font-size-complex="13pt"/>
    </style:style>
    <style:style style:name="P26" style:family="paragraph" style:parent-style-name="Table_20_Contents">
      <style:text-properties style:font-name="Times New Roman" fo:font-size="13pt" officeooo:paragraph-rsid="00108d61" style:font-size-asian="13pt" style:font-name-complex="Times New Roman" style:font-size-complex="13pt"/>
    </style:style>
    <style:style style:name="P27" style:family="paragraph" style:parent-style-name="Обычный">
      <style:paragraph-properties fo:margin-top="0cm" fo:margin-bottom="0.423cm" loext:contextual-spacing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28" style:family="paragraph" style:parent-style-name="Standard" style:master-pag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text-properties officeooo:paragraph-rsid="0018a682"/>
    </style:style>
    <style:style style:name="P30" style:family="paragraph" style:parent-style-name="Standard">
      <style:text-properties style:font-name="Times New Roman" fo:font-size="14pt" officeooo:paragraph-rsid="0018a682" fo:background-color="#ffffff" style:font-name-asian="Times New Roman1" style:font-size-asian="14pt" style:font-name-complex="Times New Roman1" style:font-size-complex="14pt"/>
    </style:style>
    <style:style style:name="P31" style:family="paragraph" style:parent-style-name="Standard" style:list-style-name="WWNum2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officeooo:paragraph-rsid="00108d61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32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paragraph-rsid="0018a682" fo:background-color="#ffffff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top="0cm" fo:margin-bottom="0.212cm" loext:contextual-spacing="false" style:line-height-at-least="0.035cm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top="0cm" fo:margin-bottom="0.212cm" loext:contextual-spacing="false" fo:line-height="100%"/>
      <style:text-properties officeooo:paragraph-rsid="0018a682"/>
    </style:style>
    <style:style style:name="P35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officeooo:rsid="00108d61" officeooo:paragraph-rsid="0018a682"/>
    </style:style>
    <style:style style:name="P3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8a682"/>
    </style:style>
    <style:style style:name="T1" style:family="text">
      <style:text-properties style:font-name="Times New Roman" fo:font-size="14pt" fo:font-weight="bold" officeooo:rsid="00108d61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fo:background-color="#ffffff" loext:char-shading-value="0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69af3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08d61" fo:background-color="#ffffff" loext:char-shading-value="0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69af3" fo:background-color="#ffffff" loext:char-shading-value="0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169af3" style:font-size-asian="14pt" style:font-name-complex="Times New Roman1" style:font-size-complex="14pt"/>
    </style:style>
    <style:style style:name="T11" style:family="text">
      <style:text-properties style:font-name="Times New Roman" fo:background-color="#ffffff" loext:char-shading-value="0" style:font-name-asian="Times New Roman1" style:font-name-complex="Times New Roman1"/>
    </style:style>
    <style:style style:name="T12" style:family="text">
      <style:text-properties style:font-name="Times New Roman" fo:language="en" fo:country="US" fo:background-color="#ffffff" loext:char-shading-value="0" style:font-name-asian="Times New Roman1" style:font-name-complex="Times New Roman1"/>
    </style:style>
    <style:style style:name="T13" style:family="text">
      <style:text-properties style:font-name="Times New Roman" fo:language="en" fo:country="US" officeooo:rsid="001231ea" fo:background-color="#ffffff" loext:char-shading-value="0" style:font-name-asian="Times New Roman1" style:font-name-complex="Times New Roman1"/>
    </style:style>
    <style:style style:name="T14" style:family="text">
      <style:text-properties officeooo:rsid="00108d61"/>
    </style:style>
    <style:style style:name="T15" style:family="text">
      <style:text-properties fo:color="#000000" style:font-name="Times New Roman" fo:font-size="14pt" fo:language="ru" fo:country="RU" officeooo:rsid="00108d6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6" style:family="text">
      <style:text-properties fo:color="#000000" style:font-name="Times New Roman" fo:font-size="16pt" fo:language="ru" fo:country="RU" fo:font-weight="bold" officeooo:rsid="00108d61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17" style:family="text">
      <style:text-properties fo:color="#000000" style:font-name="Times New Roman" fo:font-size="16pt" fo:language="ru" fo:country="RU" fo:font-weight="bold" officeooo:rsid="00108d61" loext:char-shading-value="0" style:font-name-asian="Times New Roman1" style:font-size-asian="16pt" style:language-asian="ru" style:country-asian="RU" style:font-weight-asian="bold" style:font-name-complex="Times New Roman1" style:font-size-complex="16pt" style:font-weight-complex="bold" fo:background-color="#ffffff"/>
    </style:style>
    <style:style style:name="T18" style:family="text">
      <style:text-properties fo:color="#000000" style:font-name="Times New Roman" fo:font-size="20pt" fo:language="ru" fo:country="RU" fo:font-weight="bold" officeooo:rsid="00108d61" loext:char-shading-value="0" style:font-name-asian="Times New Roman1" style:font-size-asian="20pt" style:language-asian="ru" style:country-asian="RU" style:font-weight-asian="bold" style:font-name-complex="Times New Roman1" style:font-size-complex="20pt" style:font-weight-complex="bold" fo:background-color="#ffffff"/>
    </style:style>
    <style:style style:name="T19" style:family="text">
      <style:text-properties fo:color="#000000" style:font-name="Times New Roman" fo:language="ru" fo:country="RU" fo:font-weight="bold" officeooo:rsid="00108d61" loext:char-shading-value="0" style:font-name-asian="Times New Roman1" style:language-asian="ru" style:country-asian="RU" style:font-weight-asian="bold" style:font-name-complex="Times New Roman1" style:font-weight-complex="bold" fo:background-color="#ffffff"/>
    </style:style>
    <style:style style:name="T20" style:family="text">
      <style:text-properties fo:color="#5983b0" style:font-name="Times New Roman" fo:font-size="16pt" fo:font-weight="bold" fo:background-color="#ffffff" loext:char-shading-value="0" style:font-name-asian="Times New Roman1" style:font-size-asian="16pt" style:font-weight-asian="bold" style:font-name-complex="Times New Roman1" style:font-size-complex="16pt" style:font-weight-complex="bold"/>
    </style:style>
    <style:style style:name="T21" style:family="text">
      <style:text-properties officeooo:rsid="0016216b"/>
    </style:style>
    <style:style style:name="T22" style:family="text">
      <style:text-properties officeooo:rsid="0018a6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осковский авиационный институт</text:p>
      <text:p text:style-name="P7">(Национальный исследовательский университет)</text:p>
      <text:p text:style-name="P3"/>
      <text:p text:style-name="P1"/>
      <text:p text:style-name="P5"><text:span text:style-name="T2">Институт</text:span><text:span text:style-name="T4">: «Информационные технологии и прикладная математика»</text:span></text:p>
      <text:p text:style-name="P2">Кафедра: 806 «Вычислительная математика и <text:s/>программирование»</text:p>
      <text:p text:style-name="P2"/>
      <text:p text:style-name="P6"><text:s/></text:p>
      <text:p text:style-name="P6"><text:s/></text:p>
      <text:p text:style-name="P6"><text:s text:c="2"/></text:p>
      <text:p text:style-name="P10">Лабораторная работа № <text:span text:style-name="T22">4-5</text:span></text:p>
      <text:p text:style-name="P9">по курсу «Компьютерная графика»</text:p>
      <text:p text:style-name="P6"/>
      <text:p text:style-name="P8"><text:s/></text:p>
      <text:p text:style-name="P8"><text:s/></text:p>
      <text:p text:style-name="P8"/>
      <text:p text:style-name="P8"/>
      <text:p text:style-name="P8"/>
      <text:p text:style-name="P6"><text:s/></text:p>
      <text:p text:style-name="P12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Студент:</text:p>
          </table:table-cell>
          <table:table-cell table:style-name="Таблица1.B1" office:value-type="string">
            <text:p text:style-name="P24">Обыденкова Ю. Ю.</text:p>
          </table:table-cell>
        </table:table-row>
        <table:table-row>
          <table:table-cell table:style-name="Таблица1.A1" office:value-type="string">
            <text:p text:style-name="P24">Группа:</text:p>
          </table:table-cell>
          <table:table-cell table:style-name="Таблица1.B1" office:value-type="string">
            <text:p text:style-name="P24">М8О-308Б-18</text:p>
          </table:table-cell>
        </table:table-row>
        <table:table-row>
          <table:table-cell table:style-name="Таблица1.A1" office:value-type="string">
            <text:p text:style-name="P24">Вариант:</text:p>
          </table:table-cell>
          <table:table-cell table:style-name="Таблица1.B1" office:value-type="string">
            <text:p text:style-name="P25">2</text:p>
          </table:table-cell>
        </table:table-row>
        <table:table-row table:style-name="Таблица1.4">
          <table:table-cell table:style-name="Таблица1.A1" office:value-type="string">
            <text:p text:style-name="P24">Преподаватель:</text:p>
          </table:table-cell>
          <table:table-cell table:style-name="Таблица1.B1" office:value-type="string">
            <text:p text:style-name="P26"><text:span text:style-name="Основной_20_шрифт_20_абзаца"><text:span text:style-name="T14">Филиппов Г.С.</text:span></text:span></text:p>
          </table:table-cell>
        </table:table-row>
        <table:table-row table:style-name="Таблица1.5">
          <table:table-cell table:style-name="Таблица1.A1" office:value-type="string">
            <text:p text:style-name="P24">Оценка:</text:p>
          </table:table-cell>
          <table:table-cell table:style-name="Таблица1.B1" office:value-type="string">
            <text:p text:style-name="P24"/>
          </table:table-cell>
        </table:table-row>
        <table:table-row table:style-name="Таблица1.6">
          <table:table-cell table:style-name="Таблица1.A1" office:value-type="string">
            <text:p text:style-name="P24">Дата:</text:p>
          </table:table-cell>
          <table:table-cell table:style-name="Таблица1.B1" office:value-type="string">
            <text:p text:style-name="P24"/>
          </table:table-cell>
        </table:table-row>
      </table:table>
      <text:p text:style-name="P27"/>
      <text:p text:style-name="P11"><text:span text:style-name="Основной_20_шрифт_20_абзаца"><text:span text:style-name="T15">Москва, 2020</text:span></text:span></text:p>
      <text:p text:style-name="P36"><text:soft-page-break/><text:span text:style-name="Основной_20_шрифт_20_абзаца"><text:span text:style-name="T17">Ознакомление с технологией OpenGL 2.1</text:span></text:span></text:p>
      <text:list xml:id="list3637207577" text:style-name="WWNum2">
        <text:list-header>
          <text:p text:style-name="P31">Постановка задачи</text:p>
        </text:list-header>
      </text:list>
      <text:p text:style-name="P29"><text:span text:style-name="T4">Создать графическое приложение с использованием OpenGL. Изобразить прямой эллиптический конус с использованием средств OpenGL 2.1. Использовать буфер вершин. Точность аппроксимации тела задается пользователем. Обеспечить возможность вращения и масштабирования многогранника и удаление невидимых линий и поверхностей. Реализовать простую модель освещения на GLSL. </text:span></text:p>
      <text:p text:style-name="P32">Параметры освещения задаются пользователем в диалоговом режиме.</text:p>
      <text:p text:style-name="P34"><text:span text:style-name="T1">Вариант задания:</text:span><text:span text:style-name="T7"> 2. Прямой эллиптический конус</text:span></text:p>
      <text:p text:style-name="P15"/>
      <text:p text:style-name="P19"><text:span text:style-name="T6"><text:s text:c="5"/></text:span><text:span text:style-name="T20"><text:s/>Общие сведения о программе</text:span></text:p>
      <text:p text:style-name="P29"><text:span text:style-name="T4">Язык программирования: Python</text:span></text:p>
      <text:p text:style-name="P29"><text:span text:style-name="T4">Библиотеки: numpy, OpenGL.GL, OpenGL.GLU, OpenGL.GLUT, sys</text:span></text:p>
      <text:p text:style-name="P29"><text:span text:style-name="T4">program - пустой объект шейдерной программы</text:span></text:p>
      <text:p text:style-name="P29"><text:span text:style-name="T4">glAttachShader(program, vertex) - присоединяем вершинный шейдер к программе.</text:span></text:p>
      <text:p text:style-name="P29"><text:span text:style-name="T4">glLinkProgram(program) - собираем шейдерную программу</text:span></text:p>
      <text:p text:style-name="P29"><text:span text:style-name="T4">glRotate - вращения объекта вдоль оси</text:span></text:p>
      <text:p text:style-name="P29"><text:span text:style-name="T4">gluOrtho2D - определяем границы рисования</text:span></text:p>
      <text:p text:style-name="P29"><text:span text:style-name="T4">glClearColor - серый цвет для первоначальной закраски</text:span></text:p>
      <text:p text:style-name="P29"><text:span text:style-name="T4">glutSwapBuffers() - выводим все нарисованное в памяти на экран</text:span></text:p>
      <text:p text:style-name="P29"><text:span text:style-name="T4">glEnable(GL_CULL_FACE) - отрисовываем только видимую часть грани</text:span></text:p>
      <text:p text:style-name="P29"><text:span text:style-name="T4">init - функция, которая вычисляет вершины прямоугольников, в котором <text:s/>vertexes[i] - вершины нижнего эллипса, а <text:s/>vertexes[i + n] - вершины верхнего эллипса.</text:span></text:p>
      <text:p text:style-name="P30">init_shaders - создание шейдеров</text:p>
      <text:p text:style-name="P30"/>
      <text:p text:style-name="P19"><text:span text:style-name="T6"><text:s text:c="6"/></text:span><text:span text:style-name="T20">Руководство по использованию программы</text:span></text:p>
      <text:p text:style-name="P22"/>
      <text:p text:style-name="P23">~:$ python3 "<text:span text:style-name="T22">4-5</text:span>.py"</text:p>
      <text:p text:style-name="P35"><text:span text:style-name="T5">В начале программа предлагает ввести точность (кол-во вершин). Затем вводим параметры освещений: фонового и направленного. После ввода значений, программа выдаёт построенный график. </text:span></text:p>
      <text:p text:style-name="P18"/>
      <text:p text:style-name="P13"><text:soft-page-break/></text:p>
      <text:p text:style-name="P21"><text:span text:style-name="T12"><text:s text:c="6"/></text:span><text:span text:style-name="T13">Код</text:span><text:span text:style-name="T12"> </text:span><text:span text:style-name="T11">программы</text:span></text:p>
      <text:p text:style-name="P33"/>
      <text:p text:style-name="P22">Вывод</text:p>
      <text:p text:style-name="P20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Обычный" style:class="extra">
      <style:paragraph-properties fo:margin-top="0cm" fo:margin-bottom="0.282cm" loext:contextual-spacing="false" fo:line-height="105%" fo:orphans="2" fo:widows="2" fo:hyphenation-ladder-count="no-limit" text:number-lines="false" text:line-number="0" style:vertical-align="auto"/>
      <style:text-properties fo:font-size="11pt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text-indent="0cm" style:auto-text-indent="false"/>
      <style:text-properties style:language-asian="ru" style:country-asian="RU"/>
    </style:style>
    <style:style style:name="Обычный_20__28_Интернет_29_" style:display-name="Обычный (Интернет)" style:family="paragraph" style:parent-style-name="Standard" style:default-outline-level="">
      <style:paragraph-properties fo:margin-top="0.494cm" fo:margin-bottom="0.494cm" loext:contextual-spacing="false" fo:line-height="0.423cm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Название_20_объекта" style:display-name="Название объекта" style:family="paragraph" style:parent-style-name="Standard" style:default-outline-level="">
      <style:paragraph-properties fo:margin-top="0.212cm" fo:margin-bottom="0.212cm" loext:contextual-spacing="false"/>
      <style:text-properties fo:font-style="italic" style:font-name-asian="Lohit Devanagari" style:font-family-asian="'Lohit Devanagari'" style:font-family-generic-asian="system" style:font-pitch-asian="variable" style:language-asian="ru" style:country-asian="RU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Основной_20_шрифт_20_абзаца" style:display-name="Основной шрифт абзаца" style:family="text"/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Heading_20_1_20_Char" style:display-name="Heading 1 Char" style:family="text">
      <style:text-properties fo:color="#2f5496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language-asian="ru" style:country-asian="RU" style:font-size-complex="16pt"/>
    </style:style>
    <style:style style:name="Footer_20_Char" style:display-name="Footer Char" style:family="text">
      <style:text-properties style:language-asian="ru" style:country-asian="RU"/>
    </style:style>
    <style:style style:name="Header_20_Char" style:display-name="Header Char" style:family="text">
      <style:text-properties style:language-asian="ru" style:country-asian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0</meta:editing-cycles>
    <meta:creation-date>2019-12-17T23:09:00</meta:creation-date>
    <dc:date>2020-12-23T22:32:45.078669089</dc:date>
    <meta:editing-duration>PT1H13M21S</meta:editing-duration>
    <meta:generator>LibreOffice/6.4.6.2$Linux_X86_64 LibreOffice_project/40$Build-2</meta:generator>
    <meta:document-statistic meta:table-count="1" meta:image-count="0" meta:object-count="0" meta:page-count="3" meta:paragraph-count="47" meta:word-count="226" meta:character-count="1893" meta:non-whitespace-character-count="16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